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="Calibri"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Cell3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Cell43" style:family="table-cell">
      <style:table-cell-properties fo:border="0.0069in solid #BFBFBF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Cell5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Row54" style:family="table-row">
      <style:table-row-properties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Cell57" style:family="table-cell">
      <style:table-cell-properties fo:border="0.0069in solid #BFBFBF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Row61" style:family="table-row">
      <style:table-row-properties/>
    </style:style>
    <style:style style:name="TableCell6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64" style:parent-style-name="DefaultParagraphFont" style:family="text">
      <style:text-properties style:font-name="Calibri" style:font-name-complex="Segoe UI" fo:color="#212529"/>
    </style:style>
    <style:style style:name="TableCell65" style:family="table-cell">
      <style:table-cell-properties fo:border="0.0069in solid #BFBFBF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Cell6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Row69" style:family="table-row">
      <style:table-row-properties/>
    </style:style>
    <style:style style:name="TableCell7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Cell72" style:family="table-cell">
      <style:table-cell-properties fo:border="0.0069in solid #BFBFBF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Cell7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Row76" style:family="table-row">
      <style:table-row-properties/>
    </style:style>
    <style:style style:name="TableCell7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Cell79" style:family="table-cell">
      <style:table-cell-properties fo:border="0.0069in solid #BFBFBF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Cell8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style:font-name="Calibri"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Zmień dane autora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Zmień dane autora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Info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State</text:p>
          </table:table-cell>
          <table:table-cell table:style-name="TableCell36">
            <text:p text:style-name="P37">Status autora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Name</text:p>
          </table:table-cell>
          <table:table-cell table:style-name="TableCell43">
            <text:p text:style-name="P44">Imię autora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Mail</text:p>
          </table:table-cell>
          <table:table-cell table:style-name="TableCell50">
            <text:p text:style-name="P51">Mail autora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AboutMe</text:p>
          </table:table-cell>
          <table:table-cell table:style-name="TableCell57">
            <text:p text:style-name="P58">Autor o sobie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<text:span text:style-name="T64">Administrator</text:span></text:p>
          </table:table-cell>
          <table:table-cell table:style-name="TableCell65">
            <text:p text:style-name="P66">Jest administratorem</text:p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ButtonEdit</text:p>
          </table:table-cell>
          <table:table-cell table:style-name="TableCell72">
            <text:p text:style-name="P73">Zapisz</text:p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LinkCancel</text:p>
          </table:table-cell>
          <table:table-cell table:style-name="TableCell79">
            <text:p text:style-name="P80">Anuluj</text:p>
          </table:table-cell>
          <table:table-cell table:style-name="TableCell81">
            <text:p text:style-name="P8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6T00:03:00Z</meta:creation-date>
    <dc:date>2017-10-12T09:03:00Z</dc:date>
    <meta:template xlink:href="Normal.dotm" xlink:type="simple"/>
    <meta:editing-cycles>8</meta:editing-cycles>
    <meta:editing-duration>PT240S</meta:editing-duration>
    <meta:document-statistic meta:page-count="1" meta:paragraph-count="1" meta:word-count="36" meta:character-count="256" meta:row-count="1" meta:non-whitespace-character-count="221"/>
  </office:meta>
</office:document-meta>
</file>